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2" style:family="graphic" style:parent-style-name="standard">
      <style:graphic-properties svg:stroke-width="0.051cm" draw:marker-start="Symmetric_20_Arrow" draw:marker-start-width="0.33cm" draw:marker-end="Symmetric_20_Arrow" draw:marker-end-width="0.33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381cm" draw:marker-end-width="0.381cm" draw:fill-color="#ffcc99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1cm" draw:marker-start-width="0.381cm" draw:marker-end="Symmetric_20_Arrow" draw:marker-end-width="0.33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family="Courier" style:font-family-generic="modern" style:font-pitch="fixed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  <style:text-properties fo:font-family="Courier" style:font-family-generic="modern" style:font-pitch="fixed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style-name="Regular" style:font-family-generic="swiss" fo:font-size="14pt" style:font-family-asian="Arial" style:font-style-name-asian="Regular" style:font-family-generic-asian="swiss" style:font-size-asian="14pt" style:font-family-complex="Arial" style:font-style-name-complex="Regular" style:font-family-generic-complex="swiss" style:font-size-complex="14pt"/>
    </style:style>
    <style:style style:name="T3" style:family="text">
      <style:text-properties fo:font-family="Courier" style:font-family-generic="modern" style:font-pitch="fixed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443cm" svg:height="0.99cm" svg:x="1.66cm" svg:y="3.31cm">
          <text:p text:style-name="P1"><text:span text:style-name="T1">UT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3.145cm" svg:y1="3.805cm" svg:x2="5.785cm" svg:y2="3.805cm">
          <text:p/>
        </draw:line>
        <draw:custom-shape draw:style-name="gr1" draw:text-style-name="P2" draw:layer="layout" svg:width="1.443cm" svg:height="0.99cm" svg:x="5.785cm" svg:y="3.31cm">
          <text:p text:style-name="P1"><text:span text:style-name="T1">U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443cm" svg:height="0.99cm" svg:x="8.425cm" svg:y="3.31cm">
          <text:p text:style-name="P1"><text:span text:style-name="T1">TA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7.27cm" svg:y1="3.805cm" svg:x2="8.425cm" svg:y2="3.805cm">
          <text:p/>
        </draw:line>
        <draw:custom-shape draw:style-name="gr1" draw:text-style-name="P2" draw:layer="layout" svg:width="1.443cm" svg:height="0.99cm" svg:x="17.83cm" svg:y="3.31cm">
          <text:p text:style-name="P1"><text:span text:style-name="T1">TC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6.675cm" svg:y1="3.805cm" svg:x2="17.83cm" svg:y2="3.805cm">
          <text:p/>
        </draw:line>
        <draw:custom-shape draw:style-name="gr1" draw:text-style-name="P2" draw:layer="layout" svg:width="1.443cm" svg:height="0.99cm" svg:x="11.107cm" svg:y="5.125cm">
          <text:p text:style-name="P1"><text:span text:style-name="T1">TC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1.752cm" svg:y1="4.311cm" svg:x2="11.725cm" svg:y2="5.125cm">
          <text:p/>
        </draw:line>
        <draw:custom-shape draw:style-name="gr1" draw:text-style-name="P2" draw:layer="layout" svg:width="1.443cm" svg:height="0.99cm" svg:x="15.19cm" svg:y="3.31cm">
          <text:p text:style-name="P1"><text:span text:style-name="T1">T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443cm" svg:height="0.99cm" svg:x="11.065cm" svg:y="3.31cm">
          <text:p text:style-name="P1"><text:span text:style-name="T1">T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9.91cm" svg:y1="3.805cm" svg:x2="11.065cm" svg:y2="3.805cm">
          <text:p/>
        </draw:line>
        <draw:circle draw:style-name="gr3" draw:text-style-name="P2" draw:layer="layout" svg:width="1.32cm" svg:height="1.32cm" svg:x="3.805cm" svg:y="3.145cm">
          <text:p text:style-name="P1"><text:span text:style-name="T2">Δ</text:span><text:span text:style-name="T1">UT</text:span></text:p>
        </draw:circle>
        <draw:line draw:style-name="gr2" draw:text-style-name="P2" draw:layer="layout" svg:x1="12.55cm" svg:y1="3.805cm" svg:x2="15.19cm" svg:y2="3.805cm">
          <text:p/>
        </draw:line>
        <draw:circle draw:style-name="gr3" draw:text-style-name="P2" draw:layer="layout" svg:width="1.32cm" svg:height="1.32cm" svg:x="13.21cm" svg:y="3.145cm">
          <text:p text:style-name="P1"><text:span text:style-name="T2">ΔTR</text:span></text:p>
        </draw:circle>
        <draw:frame draw:style-name="gr4" draw:text-style-name="P4" draw:layer="layout" svg:width="3.804cm" svg:height="0.734cm" svg:x="2.641cm" svg:y="5.29cm">
          <draw:text-box>
            <text:p text:style-name="P3"><text:span text:style-name="T3">delta_ut1_utc</text:span></text:p>
          </draw:text-box>
        </draw:frame>
        <draw:line draw:style-name="gr5" draw:text-style-name="P5" draw:layer="layout" svg:x1="4.465cm" svg:y1="5.29cm" svg:x2="4.465cm" svg:y2="4.63cm">
          <text:p/>
        </draw:line>
        <draw:frame draw:style-name="gr4" draw:text-style-name="P4" draw:layer="layout" svg:width="3.55cm" svg:height="0.734cm" svg:x="13.045cm" svg:y="5.275cm">
          <draw:text-box>
            <text:p text:style-name="P3"><text:span text:style-name="T3">delta_tdb_tt</text:span></text:p>
          </draw:text-box>
        </draw:frame>
        <draw:line draw:style-name="gr5" draw:text-style-name="P5" draw:layer="layout" svg:x1="13.87cm" svg:y1="5.29cm" svg:x2="13.87cm" svg:y2="4.6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om Aldcroft</meta:initial-creator>
    <meta:creation-date>2012-07-27T12:52:06</meta:creation-date>
    <dc:date>2012-08-20T13:33:31</dc:date>
    <dc:creator>Tom Aldcroft</dc:creator>
    <meta:editing-duration>PT14M36S</meta:editing-duration>
    <meta:editing-cycles>4</meta:editing-cycles>
    <meta:generator>OpenOffice.org/3.3$Unix OpenOffice.org_project/330m20$Build-9567</meta:generator>
    <meta:document-statistic meta:object-count="19"/>
  </office:meta>
</office:document-meta>
</file>